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Source Serif Pro', serif"/>
    <style:font-face style:name="Source Code Pro" svg:font-family="'Source Code Pro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0.107cm" table:align="left"/>
    </style:style>
    <style:style style:name="Tabela1.A" style:family="table-column">
      <style:table-column-properties style:column-width="2.757cm"/>
    </style:style>
    <style:style style:name="Tabela1.B" style:family="table-column">
      <style:table-column-properties style:column-width="7.35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fo:padding="0.049cm" fo:border="none"/>
    </style:style>
    <style:style style:name="P1" style:family="paragraph" style:parent-style-name="Preformatted_20_Text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fo:padding="0.049cm" fo:border="0.06pt solid #b6bcbf"/>
    </style:style>
    <style:style style:name="P3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4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d7c9" officeooo:paragraph-rsid="001dd7c9"/>
    </style:style>
    <style:style style:name="P5" style:family="paragraph" style:parent-style-name="Standard">
      <style:paragraph-properties fo:break-before="page"/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6" style:family="paragraph" style:parent-style-name="Table_20_Contents">
      <style:paragraph-properties style:line-height-at-least="0.529cm"/>
      <style:text-properties style:font-name="ui-monospace" fo:font-size="9pt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9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d7c9"/>
    </style:style>
    <style:style style:name="P10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20e8ad" officeooo:paragraph-rsid="0020e8ad"/>
    </style:style>
    <style:style style:name="P11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0a590" officeooo:paragraph-rsid="0020a590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17657" officeooo:paragraph-rsid="00217657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1d2488" officeooo:paragraph-rsid="001d2488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1dd7c9" officeooo:paragraph-rsid="001dd7c9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1f153" officeooo:paragraph-rsid="0021f153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d4d4d4" style:font-name="Droid Sans Mono" fo:font-size="10.8500003814697pt" fo:letter-spacing="normal" fo:font-style="normal" fo:font-weight="normal" officeooo:rsid="001dd7c9" officeooo:paragraph-rsid="001dd7c9" fo:background-color="#1e1e1e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d4d4d4" style:font-name="Droid Sans Mono" fo:font-size="10.8500003814697pt" fo:letter-spacing="normal" fo:font-style="normal" fo:font-weight="normal" officeooo:rsid="001dd7c9" officeooo:paragraph-rsid="001dd7c9" fo:background-color="#1e1e1e"/>
    </style:style>
    <style:style style:name="P18" style:family="paragraph" style:parent-style-name="Standard">
      <style:paragraph-properties style:line-height-at-least="0.519cm"/>
      <style:text-properties fo:color="#d4d4d4" style:font-name="Droid Sans Mono" fo:font-size="10.8500003814697pt" fo:font-weight="normal" fo:background-color="#1e1e1e"/>
    </style:style>
    <style:style style:name="P19" style:family="paragraph" style:parent-style-name="Standard">
      <style:paragraph-properties style:line-height-at-least="0.519cm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small-caps" fo:color="#c9211e" style:font-name="Open Sans" fo:font-size="13.5pt" fo:letter-spacing="normal" fo:font-style="normal" fo:font-weight="bold" officeooo:paragraph-rsid="0020e8ad" style:font-weight-asian="bold" style:font-weight-complex="bold"/>
    </style:style>
    <style:style style:name="T1" style:family="text">
      <style:text-properties fo:color="#000000" style:font-name="Consolas" fo:font-size="13.5pt" fo:font-weight="normal" loext:padding="0cm" loext:border="none"/>
    </style:style>
    <style:style style:name="T2" style:family="text">
      <style:text-properties fo:font-variant="normal" fo:text-transform="none" fo:color="#000000" style:font-name="Consolas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5" style:family="text">
      <style:text-properties officeooo:rsid="0020e8ad"/>
    </style:style>
    <style:style style:name="T6" style:family="text">
      <style:text-properties officeooo:rsid="00217657"/>
    </style:style>
    <style:style style:name="T7" style:family="text">
      <style:text-properties officeooo:rsid="00233235"/>
    </style:style>
    <style:style style:name="T8" style:family="text">
      <style:text-properties fo:color="#c586c0"/>
    </style:style>
    <style:style style:name="T9" style:family="text">
      <style:text-properties fo:color="#4ec9b0"/>
    </style:style>
    <style:style style:name="T10" style:family="text">
      <style:text-properties fo:color="#9cdcfe"/>
    </style:style>
    <style:style style:name="T11" style:family="text">
      <style:text-properties officeooo:rsid="00238433"/>
    </style:style>
    <style:style style:name="T12" style:family="text">
      <style:text-properties fo:color="#dcdcaa"/>
    </style:style>
    <style:style style:name="T13" style:family="text">
      <style:text-properties fo:color="#4fc1ff"/>
    </style:style>
    <style:style style:name="T14" style:family="text">
      <style:text-properties fo:color="#ce9178"/>
    </style:style>
    <style:style style:name="T15" style:family="text">
      <style:text-properties fo:color="#569c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pip install -U pip ( atualizar versão do pip)</text:p>
      <text:p text:style-name="P3"/>
      <text:p text:style-name="P3"/>
      <text:p text:style-name="P1"><text:span text:style-name="Source_20_Text"><text:span text:style-name="T1">pip3 install psycopg2 </text:span></text:span></text:p>
      <text:p text:style-name="P20">Se você utiliza o Linux, adicione as dependências abaixo e após isso, tente executar o comando de instalação do psycopg2 novamente:</text:p>
      <text:p text:style-name="P2"><text:span text:style-name="Source_20_Text"><text:span text:style-name="T2">sudo apt</text:span></text:span><text:span text:style-name="Source_20_Text"><text:span text:style-name="T3">-</text:span></text:span><text:span text:style-name="Source_20_Text"><text:span text:style-name="T4">get</text:span></text:span><text:span text:style-name="Source_20_Text"><text:span text:style-name="T2"> install libpq</text:span></text:span><text:span text:style-name="Source_20_Text"><text:span text:style-name="T3">-</text:span></text:span><text:span text:style-name="Source_20_Text"><text:span text:style-name="T2">dev python</text:span></text:span><text:span text:style-name="Source_20_Text"><text:span text:style-name="T3">-</text:span></text:span><text:span text:style-name="Source_20_Text"><text:span text:style-name="T2">dev</text:span></text:span></text:p>
      <text:p text:style-name="P3"/>
      <text:p text:style-name="P13"/>
      <text:p text:style-name="P11"><text:span text:style-name="T5">(copiar de algum repositório) </text:span>contrib/env_gen.py</text:p>
      <text:h text:style-name="Heading_20_5" text:outline-level="5"><text:span text:style-name="T5">$ </text:span>python contrib/env_gen.py</text:h>
      <text:p text:style-name="P11"><text:tab/><text:span text:style-name="T5">Criar o arquivo .env</text:span></text:p>
      <text:p text:style-name="P11"/>
      <text:h text:style-name="Heading_20_5" text:outline-level="5">$ django-admin startproject mysrc .</text:h>
      <text:p text:style-name="P11"/>
      <text:h text:style-name="Heading_20_5" text:outline-level="5">$ cd mysrc </text:h>
      <text:p text:style-name="P12"><text:tab/>entrar na pasta</text:p>
      <text:p text:style-name="P11"/>
      <text:h text:style-name="Heading_20_5" text:outline-level="5"><text:span text:style-name="T6">$ </text:span>python ../manage.py startapp core</text:h>
      <text:p text:style-name="P11"><text:tab/><text:span text:style-name="T6">executar o manage.py um nível acima</text:span></text:p>
      <text:p text:style-name="P11"><text:tab/><text:span text:style-name="T7">a app vai ser criada dentro da pasta mysrc para organização</text:span></text:p>
      <text:p text:style-name="P13"/>
      <text:h text:style-name="Heading_20_5" text:outline-level="5">$ tree </text:h>
      <text:p text:style-name="P15"><text:tab/>arvore de pastas, ignore arquivos e pastar que iniciam com .</text:p>
      <text:p text:style-name="P15"/>
      <text:p text:style-name="P14">Config iniciais para rodar com Docker</text:p>
      <text:p text:style-name="P14"/>
      <text:p text:style-name="P14">settings.py</text:p>
      <text:p text:style-name="P14"/>
      <text:p text:style-name="P16"><text:span text:style-name="T8">from</text:span> <text:span text:style-name="T9">decouple</text:span> <text:span text:style-name="T8">import</text:span> <text:span text:style-name="T10">config</text:span>, <text:span text:style-name="T9">Csv</text:span></text:p>
      <text:p text:style-name="P14"><text:s/><text:span text:style-name="T11">(para usar as variáveis de com config)</text:span></text:p>
      <text:p text:style-name="P16"><text:span text:style-name="T8">from</text:span> <text:span text:style-name="T9">dj_database_url</text:span> <text:span text:style-name="T8">import</text:span> <text:span text:style-name="T12">parse</text:span> <text:span text:style-name="T8">as</text:span> <text:span text:style-name="T12">dburl</text:span></text:p>
      <text:p text:style-name="P14"/>
      <text:p text:style-name="P16"><text:span text:style-name="T13">DEBUG</text:span> = <text:span text:style-name="T10">config</text:span>(<text:span text:style-name="T14">'DEBUG'</text:span>, <text:span text:style-name="T10">default</text:span>=<text:span text:style-name="T15">False</text:span>, <text:span text:style-name="T10">cast</text:span>=<text:span text:style-name="T9">bool</text:span>)</text:p>
      <text:p text:style-name="P19"/>
      <text:p text:style-name="P18"><text:span text:style-name="T13">ALLOWED_HOSTS</text:span> = <text:span text:style-name="T10">config</text:span>(<text:span text:style-name="T14">'ALLOWED_HOSTS'</text:span>, <text:span text:style-name="T10">default</text:span>=[], <text:span text:style-name="T10">cast</text:span>=<text:span text:style-name="T9">Csv</text:span>())</text:p>
      <text:p text:style-name="P18"/>
      <text:p text:style-name="P14"/>
      <text:p text:style-name="P14"/>
      <text:p text:style-name="P18"><text:span text:style-name="T10">default_dburl</text:span> = <text:span text:style-name="T14">'sqlite:///'</text:span> + <text:span text:style-name="T9">str</text:span>(<text:span text:style-name="T13">BASE_DIR</text:span> / <text:span text:style-name="T14">'db.sqlite3'</text:span>)</text:p>
      <text:p text:style-name="P18"><text:span text:style-name="T13">DATABASES</text:span> = {</text:p>
      <text:p text:style-name="P18"><text:span text:style-name="T14">'default'</text:span>: <text:span text:style-name="T10">config</text:span>(<text:span text:style-name="T14">'DATABASE_URL'</text:span>, <text:span text:style-name="T10">default</text:span>=<text:span text:style-name="T10">default_dburl</text:span>, <text:span text:style-name="T10">cast</text:span>=<text:span text:style-name="T12">dburl</text:span>)</text:p>
      <text:p text:style-name="P18">}</text:p>
      <text:p text:style-name="P14"/>
      <text:p text:style-name="P14"/>
      <text:p text:style-name="P17"><text:span text:style-name="T13">STATIC_ROOT</text:span> = <text:span text:style-name="T13">BASE_DIR</text:span>.<text:span text:style-name="T12">joinpath</text:span>(<text:span text:style-name="T14">'staticfiles'</text:span>)</text:p>
      <text:p text:style-name="P4"/>
      <text:p text:style-name="P4"><text:soft-page-break/>DATABASES 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<text:bookmark text:name="LC76"/><text:line-break/>DATABASES = {<text:bookmark text:name="L77"/></text:p>
          </table:table-cell>
          <table:table-cell table:style-name="Tabela1.B1" office:value-type="string">
            <text:p text:style-name="P7"/>
          </table:table-cell>
        </table:table-row>
        <table:table-row table:style-name="TableLine94689325428928">
          <table:table-cell table:style-name="Tabela1.A1" office:value-type="string">
            <text:p text:style-name="P7"><text:bookmark text:name="LC77"/></text:p>
          </table:table-cell>
          <table:table-cell table:style-name="Tabela1.A1" office:value-type="string">
            <text:p text:style-name="P6">'default': {<text:bookmark text:name="L78"/></text:p>
          </table:table-cell>
        </table:table-row>
        <table:table-row table:style-name="Tabela1.1">
          <table:table-cell table:style-name="Tabela1.A1" office:value-type="string">
            <text:p text:style-name="P7"><text:bookmark text:name="LC78"/></text:p>
          </table:table-cell>
          <table:table-cell table:style-name="Tabela1.A1" office:value-type="string">
            <text:p text:style-name="P6">"ENGINE": "django.db.backends.postgresql",<text:bookmark text:name="L79"/></text:p>
          </table:table-cell>
        </table:table-row>
        <table:table-row table:style-name="TableLine94689325430336">
          <table:table-cell table:style-name="Tabela1.A1" office:value-type="string">
            <text:p text:style-name="P7"><text:bookmark text:name="LC79"/></text:p>
          </table:table-cell>
          <table:table-cell table:style-name="Tabela1.A1" office:value-type="string">
            <text:p text:style-name="P6">"NAME": "postgres",<text:bookmark text:name="L80"/></text:p>
          </table:table-cell>
        </table:table-row>
        <table:table-row table:style-name="Tabela1.1">
          <table:table-cell table:style-name="Tabela1.A1" office:value-type="string">
            <text:p text:style-name="P7"><text:bookmark text:name="LC80"/></text:p>
          </table:table-cell>
          <table:table-cell table:style-name="Tabela1.A1" office:value-type="string">
            <text:p text:style-name="P6">"USER": "postgres",<text:bookmark text:name="L81"/></text:p>
          </table:table-cell>
        </table:table-row>
        <table:table-row table:style-name="TableLine94689325431856">
          <table:table-cell table:style-name="Tabela1.A1" office:value-type="string">
            <text:p text:style-name="P7"><text:bookmark text:name="LC81"/></text:p>
          </table:table-cell>
          <table:table-cell table:style-name="Tabela1.A1" office:value-type="string">
            <text:p text:style-name="P6">"PASSWORD": "postgres",<text:bookmark text:name="L82"/></text:p>
          </table:table-cell>
        </table:table-row>
        <table:table-row table:style-name="Tabela1.1">
          <table:table-cell table:style-name="Tabela1.A1" office:value-type="string">
            <text:p text:style-name="P7"><text:bookmark text:name="LC82"/></text:p>
          </table:table-cell>
          <table:table-cell table:style-name="Tabela1.A1" office:value-type="string">
            <text:p text:style-name="P6">"HOST": "db",<text:bookmark text:name="L83"/></text:p>
          </table:table-cell>
        </table:table-row>
        <table:table-row table:style-name="TableLine94689325433408">
          <table:table-cell table:style-name="Tabela1.A1" office:value-type="string">
            <text:p text:style-name="P7"><text:bookmark text:name="LC83"/></text:p>
          </table:table-cell>
          <table:table-cell table:style-name="Tabela1.A1" office:value-type="string">
            <text:p text:style-name="P6">"PORT": 5432,<text:bookmark text:name="L84"/></text:p>
          </table:table-cell>
        </table:table-row>
        <table:table-row table:style-name="Tabela1.1">
          <table:table-cell table:style-name="Tabela1.A1" office:value-type="string">
            <text:p text:style-name="P7"><text:bookmark text:name="LC84"/></text:p>
          </table:table-cell>
          <table:table-cell table:style-name="Tabela1.A1" office:value-type="string">
            <text:p text:style-name="P6">}<text:bookmark text:name="L85"/></text:p>
          </table:table-cell>
        </table:table-row>
        <table:table-row table:style-name="TableLine94689325434928">
          <table:table-cell table:style-name="Tabela1.A1" office:value-type="string">
            <text:p text:style-name="P7"><text:bookmark text:name="LC85"/></text:p>
          </table:table-cell>
          <table:table-cell table:style-name="Tabela1.A1" office:value-type="string">
            <text:p text:style-name="P6">}</text:p>
          </table:table-cell>
        </table:table-row>
      </table:table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Source Serif Pro', serif"/>
    <style:font-face style:name="Source Code Pro" svg:font-family="'Source Code Pro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20:14:57.915327682</meta:creation-date>
    <dc:date>2022-01-23T08:28:20.670621136</dc:date>
    <meta:editing-duration>PT17M9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3" meta:paragraph-count="38" meta:word-count="169" meta:character-count="1223" meta:non-whitespace-character-count="1081"/>
  </office:meta>
</office:document-meta>
</file>